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9985df" officeooo:paragraph-rsid="009985df"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style:contextual-spacing="false" fo:text-align="start" style:justify-single-word="false"/>
      <style:text-properties style:font-name="Liberation Serif" fo:font-size="10pt" officeooo:rsid="01e03e6a" officeooo:paragraph-rsid="00a07c29" style:font-size-asian="10pt" style:font-size-complex="10pt"/>
    </style:style>
    <style:style style:name="P5" style:family="paragraph" style:parent-style-name="Standard" style:list-style-name="L1" style:master-page-name="Standard">
      <style:paragraph-properties fo:text-align="start" style:justify-single-word="false" style:page-number="auto"/>
      <style:text-properties style:font-name="Liberation Serif" fo:font-size="11pt" fo:font-weight="normal" officeooo:rsid="009afbca" officeooo:paragraph-rsid="00a38a7d" style:font-size-asian="11pt" style:font-weight-asian="normal" style:font-size-complex="11pt" style:font-weight-complex="normal"/>
    </style:style>
    <style:style style:name="P6" style:family="paragraph" style:parent-style-name="Standard" style:list-style-name="L1">
      <style:paragraph-properties fo:text-align="start" style:justify-single-word="false"/>
      <style:text-properties style:font-name="Liberation Serif" fo:font-size="11pt" fo:font-weight="normal" officeooo:rsid="009afbca" officeooo:paragraph-rsid="00a38a7d" style:font-size-asian="11pt" style:font-weight-asian="normal" style:font-size-complex="11pt" style:font-weight-complex="normal"/>
    </style:style>
    <style:style style:name="P7" style:family="paragraph" style:parent-style-name="Standard" style:list-style-name="L1">
      <style:paragraph-properties fo:text-align="start" style:justify-single-word="false"/>
      <style:text-properties style:font-name="Liberation Serif" fo:font-size="11pt" fo:font-weight="normal" officeooo:rsid="009afbca" officeooo:paragraph-rsid="00a07c29" style:font-size-asian="11pt" style:font-weight-asian="normal" style:font-size-complex="11pt" style:font-weight-complex="normal"/>
    </style:style>
    <style:style style:name="P8" style:family="paragraph" style:parent-style-name="Standard" style:list-style-name="L1">
      <style:paragraph-properties fo:text-align="start" style:justify-single-word="false"/>
      <style:text-properties style:font-name="Liberation Serif" fo:font-size="11pt" fo:font-weight="normal" officeooo:rsid="009f8436" officeooo:paragraph-rsid="00a38a7d" style:font-size-asian="11pt" style:font-weight-asian="normal" style:font-size-complex="11pt" style:font-weight-complex="normal"/>
    </style:style>
    <style:style style:name="P9" style:family="paragraph" style:parent-style-name="Standard" style:list-style-name="L1">
      <style:paragraph-properties fo:text-align="start" style:justify-single-word="false"/>
      <style:text-properties style:font-name="Liberation Serif" fo:font-size="11pt" fo:font-weight="normal" officeooo:rsid="009f8436" officeooo:paragraph-rsid="009f8436" style:font-size-asian="11pt" style:font-weight-asian="normal" style:font-size-complex="11pt" style:font-weight-complex="normal"/>
    </style:style>
    <style:style style:name="P10" style:family="paragraph" style:parent-style-name="Standard" style:list-style-name="L1">
      <style:paragraph-properties fo:text-align="start" style:justify-single-word="false"/>
      <style:text-properties style:font-name="Liberation Serif" fo:font-size="11pt" fo:font-weight="normal" officeooo:rsid="009f8436" officeooo:paragraph-rsid="00a40852" style:font-size-asian="11pt" style:font-weight-asian="normal" style:font-size-complex="11pt" style:font-weight-complex="normal"/>
    </style:style>
    <style:style style:name="P11" style:family="paragraph" style:parent-style-name="Standard" style:list-style-name="L1">
      <style:paragraph-properties fo:text-align="start" style:justify-single-word="false"/>
      <style:text-properties style:font-name="Liberation Serif" fo:font-size="11pt" fo:font-weight="normal" officeooo:rsid="009f8436" officeooo:paragraph-rsid="00a3bac9"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font-name="Liberation Serif" fo:font-size="11pt" fo:font-weight="normal" officeooo:rsid="0034af69" officeooo:paragraph-rsid="009a6ccb"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Liberation Serif" fo:font-size="11pt" fo:font-weight="normal" officeooo:rsid="009a6ccb" officeooo:paragraph-rsid="009a6ccb" style:font-size-asian="11pt" style:font-weight-asian="normal" style:font-size-complex="11pt" style:font-weight-complex="normal"/>
    </style:style>
    <style:style style:name="P14" style:family="paragraph" style:parent-style-name="Standard" style:list-style-name="L1">
      <style:paragraph-properties fo:text-align="start" style:justify-single-word="false"/>
      <style:text-properties style:font-name="Liberation Serif" fo:font-size="11pt" fo:font-weight="normal" officeooo:rsid="009a6ccb" officeooo:paragraph-rsid="009a6ccb" style:font-size-asian="11pt" style:font-weight-asian="normal" style:font-size-complex="11pt" style:font-weight-complex="normal"/>
    </style:style>
    <style:style style:name="P15" style:family="paragraph" style:parent-style-name="Standard" style:list-style-name="L1">
      <style:paragraph-properties fo:text-align="start" style:justify-single-word="false"/>
      <style:text-properties style:font-name="Liberation Serif" fo:font-size="11pt" fo:font-weight="normal" officeooo:rsid="00a3bac9" officeooo:paragraph-rsid="00a3bac9" style:font-size-asian="11pt" style:font-weight-asian="normal" style:font-size-complex="11pt" style:font-weight-complex="normal"/>
    </style:style>
    <style:style style:name="P16" style:family="paragraph" style:parent-style-name="Table_20_Contents">
      <style:paragraph-properties fo:text-align="start" style:justify-single-word="false"/>
      <style:text-properties style:font-name="Liberation Serif" fo:font-size="11pt" fo:font-weight="normal" officeooo:rsid="008cc8bf" officeooo:paragraph-rsid="009985df" style:font-size-asian="11pt" style:font-weight-asian="normal" style:font-size-complex="11pt" style:font-weight-complex="normal"/>
    </style:style>
    <style:style style:name="P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9afbca"/>
    </style:style>
    <style:style style:name="T2" style:family="text">
      <style:text-properties officeooo:rsid="00330f69"/>
    </style:style>
    <style:style style:name="T3" style:family="text">
      <style:text-properties officeooo:rsid="009f8436"/>
    </style:style>
    <style:style style:name="T4" style:family="text">
      <style:text-properties officeooo:rsid="00a03219"/>
    </style:style>
    <style:style style:name="T5" style:family="text">
      <style:text-properties officeooo:rsid="00a07c29"/>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840c47" style:font-style-asian="normal" style:font-weight-asian="normal" style:font-style-complex="normal" style:font-weight-complex="normal"/>
    </style:style>
    <style:style style:name="T9" style:family="text">
      <style:text-properties fo:font-style="normal" fo:font-weight="normal" officeooo:rsid="00433024" style:font-style-asian="normal" style:font-weight-asian="normal" style:font-style-complex="normal" style:font-weight-complex="normal"/>
    </style:style>
    <style:style style:name="T10" style:family="text">
      <style:text-properties fo:font-style="normal" fo:font-weight="normal" officeooo:rsid="004259cd" style:font-style-asian="normal" style:font-weight-asian="normal" style:font-style-complex="normal" style:font-weight-complex="normal"/>
    </style:style>
    <style:style style:name="T11" style:family="text">
      <style:text-properties fo:font-style="normal" fo:font-weight="normal" officeooo:rsid="00383709" style:font-style-asian="normal" style:font-weight-asian="normal" style:font-style-complex="normal" style:font-weight-complex="normal"/>
    </style:style>
    <style:style style:name="T12" style:family="text">
      <style:text-properties fo:font-style="normal" fo:font-weight="normal" officeooo:rsid="003fa25e" style:font-style-asian="normal" style:font-weight-asian="normal" style:font-style-complex="normal" style:font-weight-complex="normal"/>
    </style:style>
    <style:style style:name="T13" style:family="text">
      <style:text-properties officeooo:rsid="00a38a7d"/>
    </style:style>
    <style:style style:name="T14" style:family="text">
      <style:text-properties officeooo:rsid="00a3bac9"/>
    </style:style>
    <style:style style:name="T15" style:family="text">
      <style:text-properties fo:font-size="11pt" fo:font-style="normal" fo:font-weight="bold" style:font-size-asian="11pt" style:font-style-asian="normal" style:font-weight-asian="bold" style:font-size-complex="11pt" style:font-style-complex="normal" style:font-weight-complex="bold"/>
    </style:style>
    <style:style style:name="T1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 style:family="text">
      <style:text-properties fo:font-size="11pt" fo:font-style="normal" fo:font-weight="normal" officeooo:rsid="00840c47" style:font-size-asian="11pt" style:font-style-asian="normal" style:font-weight-asian="normal" style:font-size-complex="11pt" style:font-style-complex="normal" style:font-weight-complex="normal"/>
    </style:style>
    <style:style style:name="T18" style:family="text">
      <style:text-properties fo:font-size="11pt" fo:font-style="normal" fo:font-weight="normal" officeooo:rsid="00433024" style:font-size-asian="11pt" style:font-style-asian="normal" style:font-weight-asian="normal" style:font-size-complex="11pt" style:font-style-complex="normal" style:font-weight-complex="normal"/>
    </style:style>
    <style:style style:name="T19" style:family="text">
      <style:text-properties fo:font-size="11pt" fo:font-style="normal" fo:font-weight="normal" officeooo:rsid="004259cd" style:font-size-asian="11pt" style:font-style-asian="normal" style:font-weight-asian="normal" style:font-size-complex="11pt" style:font-style-complex="normal" style:font-weight-complex="normal"/>
    </style:style>
    <style:style style:name="T20" style:family="text">
      <style:text-properties fo:font-size="11pt" fo:font-style="normal" fo:font-weight="normal" officeooo:rsid="00383709" style:font-size-asian="11pt" style:font-style-asian="normal" style:font-weight-asian="normal" style:font-size-complex="11pt" style:font-style-complex="normal" style:font-weight-complex="normal"/>
    </style:style>
    <style:style style:name="T21" style:family="text">
      <style:text-properties fo:font-size="11pt" fo:font-style="normal" fo:font-weight="normal" officeooo:rsid="003fa25e" style:font-size-asian="11pt" style:font-style-asian="normal" style:font-weight-asian="normal" style:font-size-complex="11pt" style:font-style-complex="normal" style:font-weight-complex="normal"/>
    </style:style>
    <style:style style:name="T22" style:family="text">
      <style:text-properties officeooo:rsid="00a45264"/>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946346824" text:style-name="L1">
        <text:list-item>
          <text:p text:style-name="P5">Personenbezogene Daten sind „Daten, die sich einer Person eindeutig zuordnen lassen“.<text:line-break/><text:span text:style-name="T3">Es gelten die Prinzipien</text:span></text:p>
          <text:list>
            <text:list-item>
              <text:p text:style-name="P8">Verbot mit Erlaubnisvorbehalt: <text:line-break/>Datenverarbeitung nur durch spezielle Gesetze oder mit Einwilligung erlaubt</text:p>
            </text:list-item>
            <text:list-item>
              <text:p text:style-name="P8">Datenminimierung: nur nötige Daten werden verarbeitet, und so bald wie möglich gelöscht</text:p>
            </text:list-item>
            <text:list-item>
              <text:p text:style-name="P8">Zweckbindung: erhobene Daten dürfen nur zum angegebenen Zweck verarbeitet werden</text:p>
            </text:list-item>
            <text:list-item>
              <text:p text:style-name="P6"><text:span text:style-name="T3">Transparenz: Personen, deren Daten verarbeitet werden, sollen darüber Bescheid wisse</text:span><text:span text:style-name="T13">n</text:span></text:p>
            </text:list-item>
            <text:list-item>
              <text:p text:style-name="P8">Erforderlichkeit: nur Daten, die für einen Zweck erforderlich sind, dürfen verarbeitet werden</text:p>
            </text:list-item>
          </text:list>
        </text:list-item>
      </text:list>
      <text:p text:style-name="P12"/>
      <text:list xml:id="list142048831431230" text:continue-numbering="true" text:style-name="L1">
        <text:list-item>
          <text:p text:style-name="P9"/>
          <text:list>
            <text:list-item>
              <text:p text:style-name="P10"><text:span text:style-name="T1">Lehrer: unterrichtete Fächer</text:span></text:p>
            </text:list-item>
            <text:list-item>
              <text:p text:style-name="P10"><text:span text:style-name="T1">Schüler: <text:line-break/>Vor- und Nachname, Klasse, Erziehungsberechtigte<text:line-break/>Fehlzeiten, deren Grund und ob diese entschuldigt sind<text:line-break/>Bemerkungen, z.B. über Fehlverhalten</text:span></text:p>
            </text:list-item>
            <text:list-item>
              <text:p text:style-name="P10"><text:span text:style-name="T1">Erziehungsberechtigte:<text:line-break/>Vor- und Nachname, Namen der Kinder<text:line-break/></text:span>Rückschlüsse / Vermutungen zur <text:span text:style-name="T1">Qualität ihrer Erziehung, z.B. durch Anzahl unentschuldigter Fehlstunden oder Bemerkung über ihre Kinder</text:span></text:p>
            </text:list-item>
          </text:list>
        </text:list-item>
      </text:list>
      <text:p text:style-name="P13"/>
      <text:list xml:id="list142049643767843" text:continue-numbering="true" text:style-name="L1">
        <text:list-item>
          <text:p text:style-name="P14"><text:span text:style-name="T1">B</text:span>edenkenlos <text:span text:style-name="T1">darf gespeichert werden, was öffentlich zugänglich ist:<text:line-break/>Namen der Lehrer und Kürzel, Unterrichtsfächer der Lehrer</text:span></text:p>
        </text:list-item>
      </text:list>
      <text:p text:style-name="P13"/>
      <text:list xml:id="list142049514470694" text:continue-numbering="true" text:style-name="L1">
        <text:list-item>
          <text:p text:style-name="P11"/>
          <text:list>
            <text:list-item>
              <text:p text:style-name="P11"><text:span text:style-name="T14">Die </text:span>Erforderlichkeit <text:span text:style-name="T4">ist</text:span> bei den erhobenen <text:span text:style-name="T4">personenbezogenen</text:span> Daten gegeben, da sie im Schulalltag benötigt<text:span text:style-name="T4"> </text:span>werden.</text:p>
            </text:list-item>
            <text:list-item>
              <text:p text:style-name="P11">Die Erlaubnis zur Erhebung der Daten <text:span text:style-name="T14">sowie die</text:span><text:span text:style-name="T4"> Transparenz </text:span><text:span text:style-name="T14">der Erhebung gegenüber</text:span><text:span text:style-name="T4"> </text:span><text:span text:style-name="T14">den Beteiligten ist</text:span> durch die Schulpflicht und das Schulgesetz geregelt.</text:p>
            </text:list-item>
            <text:list-item>
              <text:p text:style-name="P11"><text:span text:style-name="T4">Die Zweckbindung </text:span><text:span text:style-name="T22">der</text:span><text:span text:style-name="T4"> Daten </text:span><text:span text:style-name="T14">sieht vermutlich vor</text:span><text:span text:style-name="T4">, dass Lehrer*</text:span><text:span text:style-name="T14">innen</text:span><text:span text:style-name="T4"> über Leistungen und Verhalten der Schüler*</text:span><text:span text:style-name="T14">innen</text:span><text:span text:style-name="T4"> informiert sind. Eltern über das Verhalten von Kindern zu informieren, die nicht ihre eigenen sind, ist nicht Zweck der Datenerhebung und damit nicht zulässig. </text:span><text:span text:style-name="T14">D</text:span><text:span text:style-name="T4">aher </text:span><text:span text:style-name="T14">sollten Eltern keine Einsicht </text:span><text:span text:style-name="T4">in die Bemerkungen </text:span><text:span text:style-name="T14">von Klassebucheinträgen haben, die in diesem System Informationen über beliebige Schüler*innen enthalten können.</text:span></text:p>
            </text:list-item>
            <text:list-item>
              <text:p text:style-name="P11"><text:span text:style-name="T14">B</text:span><text:span text:style-name="T4">ei der Datenminimierung </text:span><text:span text:style-name="T14">können </text:span><text:span text:style-name="T4">Probleme entstehen. Personenbezogene Daten müssen gelöscht werden, sobald sie nicht mehr benötigt werden.</text:span></text:p>
            </text:list-item>
          </text:list>
        </text:list-item>
      </text:list>
      <text:p text:style-name="P13"/>
      <text:list xml:id="list142047658113122" text:continue-numbering="true" text:style-name="L1">
        <text:list-item>
          <text:p text:style-name="P7"/>
          <text:list>
            <text:list-item>
              <text:p text:style-name="P7"><text:span text:style-name="T14">Ein Risiko</text:span><text:span text:style-name="T5"> ist der Zugriff durch Unbefugte </text:span><text:span text:style-name="T14">(z.B. Hacker)</text:span><text:span text:style-name="T5"> auf die Date</text:span><text:span text:style-name="T14">nbank, die dann </text:span><text:span text:style-name="T5">z.B. Daten veröffentlichen und </text:span><text:span text:style-name="T14">so</text:span><text:span text:style-name="T5"> Personen schädigen </text:span><text:span text:style-name="T14">können.</text:span><text:span text:style-name="T5"><text:line-break/>Sicherer wird </text:span><text:span text:style-name="T14">die </text:span><text:span text:style-name="T5">Datenbank durch Erschweren solcher illegalen Zugriffe:<text:line-break/>Die Computer des Sekretariats dürfen nicht jedermann zugänglich sein und sollten durch ein sicheres Passwort geschützt sein. Falls der Zugriff über das Internet auf die Datenbank möglich ist, ist eine verschlüsselte Verbindung notwendig, </text:span><text:span text:style-name="T22">außerdem Sicherheitsvorkehrungen für das Netzwerk des Servers wie z.B. eine Firewall. Das System</text:span><text:span text:style-name="T14"> sollte regelmäßig Updates erhalten, damit eventuelle Sicherheitslücken geschlossen werden.</text:span></text:p>
            </text:list-item>
            <text:list-item>
              <text:p text:style-name="P15">Ein weiteres Risiko betrifft die Verfügbarkeit der Daten. Der Datenbankserver könnte z.B. durch ein technisches Problem ausfallen oder durch einen Brand zerstört werden. <text:line-break/>Für solche Fälle braucht es regelmäßige Backups, die Verteilung auf mehrere Server etc.</text:p>
            </text:list-item>
          </text:list>
        </text:list-item>
      </text:list>
      <text:p text:style-name="P16"/>
      <text:p text:style-name="P16"/>
      <text:p text:style-name="P16"/>
      <text:p text:style-name="P16"/>
      <text:p text:style-name="P16"/>
      <text:p text:style-name="P16"/>
      <text:p text:style-name="P16"><draw:frame text:anchor-type="paragraph" draw:z-index="0" draw:name="Form1" draw:style-name="gr1" draw:text-style-name="P17" svg:width="1.795cm" svg:height="0.63cm" svg:x="15.217cm" svg:y="0.305cm"><draw:image xlink:href="Pictures/10000000000000580000001F84D8045FF773DCF2.png" xlink:type="simple" xlink:show="embed" xlink:actuate="onLoad" draw:mime-type="image/png"><text:p/></draw:image></draw:frame></text:p>
      <text:p text:style-name="P4"><text:span text:style-name="T6">Autor: </text:span><text:span text:style-name="T7">Christian Pothmann – </text:span><text:a xlink:type="simple" xlink:href="https://cpothmann.de/" text:style-name="Internet_20_link" text:visited-style-name="Visited_20_Internet_20_Link"><text:span text:style-name="T7">c</text:span></text:a><text:a xlink:type="simple" xlink:href="https://cpothmann.de/" text:style-name="Internet_20_link" text:visited-style-name="Visited_20_Internet_20_Link"><text:span text:style-name="T8">pothmann.de</text:span></text:a><text:span text:style-name="T8">, </text:span><text:span text:style-name="T9">f</text:span><text:span text:style-name="T7">reigegeben unter </text:span><text:a xlink:type="simple" xlink:href="https://creativecommons.org/licenses/by-nc-sa/4.0/" text:style-name="Internet_20_link" text:visited-style-name="Visited_20_Internet_20_Link"><text:span text:style-name="T7">CC BY-NC-SA 4.0</text:span></text:a><text:span text:style-name="T7">, </text:span><text:span text:style-name="T10">Ju</text:span><text:span text:style-name="T11">l</text:span><text:span text:style-name="T10">i</text:span><text:span text:style-name="T12">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9985df" officeooo:paragraph-rsid="009985df"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9afbca"/>
    </style:style>
    <style:style style:name="MT2"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735074690832">
            <table:table-cell table:style-name="Tabelle1.A1" office:value-type="string">
              <text:p text:style-name="MP1">Datenschutz – <text:span text:style-name="MT1">Lösungen</text:span></text:p>
            </table:table-cell>
            <table:table-cell table:style-name="Tabelle1.A1" office:value-type="string">
              <text:p text:style-name="MP2"/>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5-01-16T14:20:47.528000000</dc:date>
    <meta:editing-duration>PT13H17M9S</meta:editing-duration>
    <meta:editing-cycles>120</meta:editing-cycles>
    <meta:generator>LibreOffice/7.3.3.2$Windows_X86_64 LibreOffice_project/d1d0ea68f081ee2800a922cac8f79445e4603348</meta:generator>
    <meta:print-date>2017-10-13T11:30:33.017000000</meta:print-date>
    <meta:document-statistic meta:table-count="1" meta:image-count="0" meta:object-count="0" meta:page-count="1" meta:paragraph-count="22" meta:word-count="402" meta:character-count="2990" meta:non-whitespace-character-count="2620"/>
  </office:meta>
</office:document-meta>
</file>